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ans-serif" svg:font-family="sans-serif"/>
    <style:font-face style:name="Open Sans" svg:font-family="'Ope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Open Sans" fo:font-weight="normal" officeooo:rsid="00059c07" officeooo:paragraph-rsid="00059c07" style:font-weight-asian="normal" style:font-weight-complex="normal"/>
    </style:style>
    <style:style style:name="P2" style:family="paragraph" style:parent-style-name="Standard">
      <style:text-properties style:font-name="Open Sans" officeooo:rsid="00059c07" officeooo:paragraph-rsid="00059c07"/>
    </style:style>
    <style:style style:name="P3" style:family="paragraph" style:parent-style-name="Standard">
      <style:text-properties style:font-name="Open Sans" fo:font-weight="bold" officeooo:rsid="00059c07" officeooo:paragraph-rsid="00059c07" style:font-weight-asian="bold" style:font-weight-complex="bold"/>
    </style:style>
    <style:style style:name="P4" style:family="paragraph" style:parent-style-name="Standard">
      <style:paragraph-properties fo:text-align="justify" style:justify-single-word="false"/>
      <style:text-properties style:font-name="Open Sans" fo:font-weight="bold" officeooo:rsid="000ac9dc" officeooo:paragraph-rsid="000ac9dc" style:font-weight-asian="bold" style:font-weight-complex="bold"/>
    </style:style>
    <style:style style:name="P5" style:family="paragraph" style:parent-style-name="Standard">
      <style:paragraph-properties fo:text-align="justify" style:justify-single-word="false"/>
      <style:text-properties style:font-name="Open Sans" officeooo:rsid="00086cbe" officeooo:paragraph-rsid="00086cbe"/>
    </style:style>
    <style:style style:name="P6" style:family="paragraph" style:parent-style-name="Standard">
      <style:paragraph-properties fo:break-before="page"/>
      <style:text-properties style:font-name="Open Sans" officeooo:rsid="00059c07" officeooo:paragraph-rsid="00059c07"/>
    </style:style>
    <style:style style:name="P7" style:family="paragraph" style:parent-style-name="Standard">
      <style:paragraph-properties fo:text-align="justify" style:justify-single-word="false"/>
      <style:text-properties style:font-name="Open Sans" fo:language="pt" fo:country="BR" officeooo:rsid="000ac9dc" officeooo:paragraph-rsid="000ac9dc"/>
    </style:style>
    <style:style style:name="P8" style:family="paragraph" style:parent-style-name="Standard">
      <style:text-properties officeooo:paragraph-rsid="00059c07"/>
    </style:style>
    <style:style style:name="T1" style:family="text">
      <style:text-properties fo:font-weight="normal" style:font-weight-asian="normal" style:font-weight-complex="normal"/>
    </style:style>
    <style:style style:name="T2" style:family="text">
      <style:text-properties style:font-name="sans-serif" fo:font-size="12pt"/>
    </style:style>
    <style:style style:name="T3" style:family="text">
      <style:text-properties style:font-name="Open Sans" fo:font-weight="normal" officeooo:rsid="00059c07" style:font-weight-asian="normal" style:font-weight-complex="normal"/>
    </style:style>
    <style:style style:name="T4" style:family="text">
      <style:text-properties style:font-name="Open Sans" fo:font-size="12pt"/>
    </style:style>
    <style:style style:name="T5" style:family="text">
      <style:text-properties fo:language="pt" fo:country="BR"/>
    </style:style>
    <style:style style:name="T6" style:family="text">
      <style:text-properties fo:language="pt" fo:country="BR" officeooo:rsid="0009ed34"/>
    </style:style>
    <style:style style:name="T7" style:family="text">
      <style:text-properties fo:language="pt" fo:country="BR" officeooo:rsid="000ac9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Um pequeno texto ou parte do meu testemunho?</text:p>
      <text:p text:style-name="P5"><text:tab/><text:span text:style-name="T5">Antes de começar o trabalho, gostaria de colocar minha opinião sobre as 5 vias de Tomás de Aquino em relação a evangelização. Primeiramente, eu particularmente não usaria as 5 vias na evangelização. Crer em Deus não é (na minha opinião) o primeiro passo para que alguém acredite no evangelho. </text:span><text:span text:style-name="T6">Acredito que viver uma vida “normal”, acaba sendo o melhor método para espalhar a mensagem do evangelho.</text:span></text:p>
      <text:p text:style-name="P5"><text:span text:style-name="T6"><text:tab/>Quando eu ainda não havia me convertido, eu tinha uma ideia do que era ser cristão e frequentar a igreja (mesmo nascido em berço cristão). Eu pensava que se eu me torna-se cristão eu não poderia fazer nada além de orar, ler a bíblia, Jejuar, e ir aos cultos. <text:s/>Que eu seria obrigado a ser um pastor, pregador ou cantor. Eu sempre pensei que essa fosse a realidade de quem se dizia cristão. Mas hoje eu vejo que sim, isso faz parte da vida de um cristão. No entanto, isso é uma consequência e não um requisito, ou obrigação. Antes eu me sentia pressionado a ir à igreja, com medo de ir para o inferno. Me sentia pressionado a fazer parte dos grupos da igreja, mesmo ninguém explicitamente colocando essa pressão em mim, isso sempre foi a visão que eu tive dentro da igreja. Hoje eu sinto a necessidade de mostrar, através da minha vida que Deus é bom. Deus não é um velho rabugento que está no céu nos julgando e nos castigando a cada erro que cometemos. Deus é bom. A vontade dele é perfeita. A mudança não vem de fora, mas sim de dentro. Assim como descrito por Becky Pippert, </text:span><text:span text:style-name="T7">em seu livro Evangelismo NATURAL.</text:span></text:p>
      <text:p text:style-name="P7"><text:tab/>Eu pretendia falar sobre as 5 vias de Tomás de Aquino, mas acabei escrevendo um pequeno testemunho eu acho, eu não sei se fiz mal em colocar isso no trabalho, mas senti vontade de escrever sobre isso. Peço desculpas e obrigado por ler e pelos trabalhos, por mais que seja trabalhoso, vale muito a pena e fico feliz de estar lendo mais agora. Muito Obrigado!</text:p>
      <text:p text:style-name="P6">A existência do mundo como efieto de Deus</text:p>
      <text:p text:style-name="P2">5 Modos de chegar a um mesmo lugar</text:p>
      <text:p text:style-name="P2">“O Efeito existe; Logo, existe a causa”</text:p>
      <text:p text:style-name="P2">5 vias uma prov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pan text:style-name="T2"/></text:p>
      <text:p text:style-name="P1"><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ans-serif" svg:font-family="sans-serif"/>
    <style:font-face style:name="Open Sans" svg:font-family="'Ope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3-26T14:49:19.421000000</dc:date>
    <meta:editing-duration>PT6M37S</meta:editing-duration>
    <meta:editing-cycles>5</meta:editing-cycles>
    <meta:document-statistic meta:table-count="0" meta:image-count="0" meta:object-count="0" meta:page-count="2" meta:paragraph-count="9" meta:word-count="374" meta:character-count="2042" meta:non-whitespace-character-count="1671"/>
  </office:meta>
</office:document-meta>
</file>